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complex="Courier New" fo:font-size="10pt" style:font-size-asian="10pt" style:font-size-complex="10pt"/>
    </style:style>
    <style:style style:name="P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3" style:parent-style-name="Normal" style:family="paragraph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text-indent="0.5in"/>
      <style:text-properties style:font-name="Courier New" style:font-name-complex="Courier New" fo:font-size="10pt" style:font-size-asian="10pt" style:font-size-complex="10pt"/>
    </style:style>
    <style:style style:name="P5" style:parent-style-name="Normal" style:family="paragraph">
      <style:paragraph-properties fo:text-indent="0.5in"/>
      <style:text-properties style:font-name="Courier New" style:font-name-complex="Courier New" fo:font-size="10pt" style:font-size-asian="10pt" style:font-size-complex="10pt"/>
    </style:style>
    <style:style style:name="P6" style:parent-style-name="Normal" style:family="paragraph">
      <style:paragraph-properties fo:text-indent="0.5in"/>
      <style:text-properties style:font-name="Courier New" style:font-name-complex="Courier New" fo:font-size="10pt" style:font-size-asian="10pt" style:font-size-complex="10pt"/>
    </style:style>
    <style:style style:name="P7" style:parent-style-name="Normal" style:family="paragraph">
      <style:text-properties style:font-name="Courier New" style:font-name-complex="Courier New"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indent="0.5in"/>
      <style:text-properties style:font-name="Courier New" style:font-name-complex="Courier New" fo:font-size="10pt" style:font-size-asian="10pt" style:font-size-complex="10pt"/>
    </style:style>
    <style:style style:name="P9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0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1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2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3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4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5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6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7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8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20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21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22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23" style:parent-style-name="Normal" style:family="paragraph">
      <style:paragraph-properties fo:margin-left="0.5in">
        <style:tab-stops/>
      </style:paragraph-properties>
      <style:text-properties style:font-name="Courier New" style:font-name-complex="Courier New" fo:font-size="10pt" style:font-size-asian="10pt" style:font-size-complex="10pt"/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style:font-name="Courier New" style:font-name-complex="Courier New" fo:font-size="10pt" style:font-size-asian="10pt" style:font-size-complex="10pt"/>
    </style:style>
  </office:automatic-styles>
  <office:body>
    <office:text text:use-soft-page-breaks="true">
      <text:p text:style-name="P1">glbl_ecsse_wthr_only_fns.py:133: <text:s text:c="3"/>ncells = form.hwsd_mu_globals.data_frame.shape[0]</text:p>
      <text:p text:style-name="P2">glbl_ecsse_wthr_only_fns.py:134: <text:s text:c="3"/>for index, row in form.hwsd_mu_globals.data_frame.iterrows():</text:p>
      <text:p text:style-name="P3">plant_input_csv_fns.py:</text:p>
      <text:p text:style-name="P4">97: <text:s text:c="3"/>data_frame = read_csv(fname, sep = ' ', names = header, skiprows=1, usecols = range(1,nfields + 1))</text:p>
      <text:p text:style-name="P5">99: <text:s text:c="7"/>data_frame[metric] = data_frame[metric].astype(str).astype(int)</text:p>
      <text:p text:style-name="P6">101: <text:s text:c="3"/>print('Created data frame of length {} from {}'.format(len(data_frame), fname))</text:p>
      <text:p text:style-name="P7">plant_input_csv_fns.py:</text:p>
      <text:p text:style-name="P8">103: <text:s text:c="3"/>return (strt_year, nyears, data_frame)</text:p>
      <text:p text:style-name="P9">91: <text:s text:c="3"/>data_frame = read_csv(yield_map_fname, sep = ',')</text:p>
      <text:p text:style-name="P10">93: <text:s text:c="3"/>nlines = len(data_frame)</text:p>
      <text:p text:style-name="P11">95: <text:s text:c="3"/>if 'lon' not in data_frame.columns or 'lat' not in data_frame.columns:</text:p>
      <text:p text:style-name="P12">101: <text:s text:c="3"/>data_frame['point'] = [(y, x) for y, x in zip(data_frame['lat'], data_frame['lon'])]</text:p>
      <text:p text:style-name="P13">103: <text:s text:c="3"/>lats = sorted(data_frame['lat'].unique())</text:p>
      <text:p text:style-name="P14">104: <text:s text:c="3"/>lons = sorted(data_frame['lon'].unique())</text:p>
      <text:p text:style-name="P15">114: <text:s text:c="3"/>return data_frame</text:p>
      <text:p text:style-name="P16">116:def associate_yield(logger_info, latitude, longitude, ltd_data, yield_frame):</text:p>
      <text:p text:style-name="P17">120: <text:s text:c="3"/>if yield_frame is None:</text:p>
      <text:p text:style-name="P18">125: <text:s text:c="3"/>yield_frame['cdist'] = [(sqrt((lat - pnt[0])**2 + (long - pnt[1])**2) ) for pnt in yield_frame['point']]</text:p>
      <text:p text:style-name="P19">126: <text:s text:c="3"/>recid_clos = yield_frame['cdist'].idxmin() <text:s/># closest</text:p>
      <text:p text:style-name="P20">127: <text:s text:c="3"/>recid_frth = yield_frame['cdist'].idxmax() <text:s/># furthest</text:p>
      <text:p text:style-name="P21">128: <text:s text:c="3"/>yield_val = yield_frame['yield'][recid_clos]</text:p>
      <text:p text:style-name="P22">130: <text:s text:c="14"/>.format(yield_val, round(latitude,3), yield_frame['lat'][recid_clos], round(longitude,3),</text:p>
      <text:p text:style-name="P23">131: <text:s text:c="53"/>yield_frame['lon'][recid_clos], recid_clos, recid_frth)</text:p>
      <text:p text:style-name="P24"><text:span text:style-name="T25">update_progress_post(last_time, start_time, num_grid_cells, num_manifests, skipped, failed, warning_count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2-10-17T06:14:00Z</meta:creation-date>
    <dc:date>2022-10-17T20:10:00Z</dc:date>
    <meta:template xlink:href="Normal.dotm" xlink:type="simple"/>
    <meta:editing-cycles>4</meta:editing-cycles>
    <meta:editing-duration>PT43260S</meta:editing-duration>
    <meta:document-statistic meta:page-count="1" meta:paragraph-count="3" meta:word-count="249" meta:character-count="1667" meta:row-count="11" meta:non-whitespace-character-count="1421"/>
  </office:meta>
</office:document-meta>
</file>